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c1144" officeooo:paragraph-rsid="000125e3" style:font-weight-asian="bold" style:font-weight-complex="bold"/>
    </style:style>
    <style:style style:name="P2" style:family="paragraph" style:parent-style-name="Standard">
      <style:text-properties fo:font-weight="bold" officeooo:rsid="000c1144" officeooo:paragraph-rsid="002c810b" style:font-weight-asian="bold" style:font-weight-complex="bold"/>
    </style:style>
    <style:style style:name="P3" style:family="paragraph" style:parent-style-name="Standard">
      <style:text-properties fo:font-weight="bold" officeooo:rsid="002dbe9b" officeooo:paragraph-rsid="000125e3" style:font-weight-asian="bold" style:font-weight-complex="bold"/>
    </style:style>
    <style:style style:name="P4" style:family="paragraph" style:parent-style-name="Standard">
      <style:text-properties fo:font-weight="bold" officeooo:rsid="0001ca63" officeooo:paragraph-rsid="0001ca63" style:font-weight-asian="bold" style:font-weight-complex="bold"/>
    </style:style>
    <style:style style:name="P5" style:family="paragraph" style:parent-style-name="Standard">
      <style:text-properties fo:font-weight="bold" officeooo:rsid="002dc191" officeooo:paragraph-rsid="002dd51d" style:font-weight-asian="bold" style:font-weight-complex="bold"/>
    </style:style>
    <style:style style:name="P6" style:family="paragraph" style:parent-style-name="Standard">
      <style:text-properties fo:font-weight="bold" officeooo:rsid="002dd51d" officeooo:paragraph-rsid="002fbd82" style:font-weight-asian="bold" style:font-weight-complex="bold"/>
    </style:style>
    <style:style style:name="P7" style:family="paragraph" style:parent-style-name="Standard">
      <style:text-properties fo:font-weight="bold" officeooo:rsid="002fbd82" officeooo:paragraph-rsid="00308612" style:font-weight-asian="bold" style:font-weight-complex="bold"/>
    </style:style>
    <style:style style:name="P8" style:family="paragraph" style:parent-style-name="Standard">
      <style:text-properties fo:font-weight="bold" officeooo:rsid="00326b91" officeooo:paragraph-rsid="00326b91" style:font-weight-asian="bold" style:font-weight-complex="bold"/>
    </style:style>
    <style:style style:name="P9" style:family="paragraph" style:parent-style-name="Standard">
      <style:text-properties fo:font-weight="bold" officeooo:rsid="0032d97c" officeooo:paragraph-rsid="00352a68" style:font-weight-asian="bold" style:font-weight-complex="bold"/>
    </style:style>
    <style:style style:name="P10" style:family="paragraph" style:parent-style-name="Standard">
      <style:text-properties fo:font-weight="bold" officeooo:rsid="00352a68" officeooo:paragraph-rsid="0035ddad" style:font-weight-asian="bold" style:font-weight-complex="bold"/>
    </style:style>
    <style:style style:name="P11" style:family="paragraph" style:parent-style-name="Standard">
      <style:text-properties fo:font-weight="bold" officeooo:rsid="00352a68" officeooo:paragraph-rsid="003896c8" style:font-weight-asian="bold" style:font-weight-complex="bold"/>
    </style:style>
    <style:style style:name="P12" style:family="paragraph" style:parent-style-name="Standard">
      <style:text-properties fo:font-weight="bold" officeooo:rsid="0035ddad" officeooo:paragraph-rsid="0035ddad" style:font-weight-asian="bold" style:font-weight-complex="bold"/>
    </style:style>
    <style:style style:name="P13" style:family="paragraph" style:parent-style-name="Standard">
      <style:text-properties fo:font-weight="bold" officeooo:rsid="00367272" officeooo:paragraph-rsid="003a00c7" style:font-weight-asian="bold" style:font-weight-complex="bold"/>
    </style:style>
    <style:style style:name="P14" style:family="paragraph" style:parent-style-name="Standard">
      <style:text-properties fo:font-weight="bold" officeooo:rsid="003ed7ac" officeooo:paragraph-rsid="00401d8e" style:font-weight-asian="bold" style:font-weight-complex="bold"/>
    </style:style>
    <style:style style:name="P15" style:family="paragraph" style:parent-style-name="Standard">
      <style:text-properties fo:font-weight="bold" officeooo:rsid="000c1144" officeooo:paragraph-rsid="000125e3" style:font-weight-asian="bold" style:font-weight-complex="bold"/>
    </style:style>
    <style:style style:name="P16" style:family="paragraph" style:parent-style-name="Standard">
      <style:text-properties fo:font-weight="bold" officeooo:rsid="000c1144" officeooo:paragraph-rsid="002c810b" style:font-weight-asian="bold" style:font-weight-complex="bold"/>
    </style:style>
    <style:style style:name="P17" style:family="paragraph" style:parent-style-name="Standard">
      <style:text-properties style:font-name="Liberation Serif" fo:font-size="12pt" fo:font-weight="normal" officeooo:rsid="002f6d8b" officeooo:paragraph-rsid="000125e3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tyle="italic" fo:font-weight="normal" officeooo:rsid="0045bab7" officeooo:paragraph-rsid="0045bab7" style:font-style-asian="italic" style:font-weight-asian="normal" style:font-style-complex="italic" style:font-weight-complex="normal"/>
    </style:style>
    <style:style style:name="T1" style:family="text">
      <style:text-properties officeooo:rsid="002c810b"/>
    </style:style>
    <style:style style:name="T2" style:family="text">
      <style:text-properties officeooo:rsid="002dd51d"/>
    </style:style>
    <style:style style:name="T3" style:family="text">
      <style:text-properties officeooo:rsid="002fbd82"/>
    </style:style>
    <style:style style:name="T4" style:family="text">
      <style:text-properties officeooo:rsid="00308612"/>
    </style:style>
    <style:style style:name="T5" style:family="text">
      <style:text-properties officeooo:rsid="0032d97c"/>
    </style:style>
    <style:style style:name="T6" style:family="text">
      <style:text-properties officeooo:rsid="00352a68"/>
    </style:style>
    <style:style style:name="T7" style:family="text">
      <style:text-properties officeooo:rsid="00363f1a"/>
    </style:style>
    <style:style style:name="T8" style:family="text">
      <style:text-properties officeooo:rsid="003a00c7"/>
    </style:style>
    <style:style style:name="T9" style:family="text">
      <style:text-properties officeooo:rsid="0042c679"/>
    </style:style>
    <style:style style:name="T10" style:family="text">
      <style:text-properties officeooo:rsid="0044276e"/>
    </style:style>
    <style:style style:name="T11" style:family="text">
      <style:text-properties officeooo:rsid="004589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Linux <text:span text:style-name="T9">System Administrator - </text:span><text:span text:style-name="T11">703</text:span></text:p>
      <text:p text:style-name="P1"/>
      <text:p text:style-name="P3">Laboratório <text:span text:style-name="T10">03</text:span></text:p>
      <text:p text:style-name="P1"/>
      <text:p text:style-name="P2">1) <text:span text:style-name="T1">Abra o arquivo poesia2.txt que está no diretório /root <text:s/>com o editor de textos vim. Após isso, substitua todas as ocorrências da palavra misterio por segredo.</text:span></text:p>
      <text:p text:style-name="P18">Obs: O arquivo poesia está no repositório, <text:s/>use seu conteúdo para realizar os execicios, criando o arquivo poesia.txt.</text:p>
      <text:p text:style-name="P2"/>
      <text:p text:style-name="P5">2) <text:span text:style-name="T2">Copiar o trecho entre a linha 1 e 3 do arquivo poesia2.txt.</text:span></text:p>
      <text:p text:style-name="P5"/>
      <text:p text:style-name="P6">3) <text:span text:style-name="T3">Ativar a numeração de linhas do vim com o arquivo poesia2.txt aberto.</text:span></text:p>
      <text:p text:style-name="P6"/>
      <text:p text:style-name="P7">4) <text:span text:style-name="T4">Ativar o modo sintax no vim </text:span><text:s/>com o arquivo poesia2.txt aberto.</text:p>
      <text:p text:style-name="P7"/>
      <text:p text:style-name="P8">5) Pesquisar a palavra “sol” no <text:span text:style-name="T5">vim com o arquivo poesia2.txt aberto.</text:span></text:p>
      <text:p text:style-name="P8"/>
      <text:p text:style-name="P9">6) <text:span text:style-name="T6">Destacar palavras pesquisadas no VIM </text:span>com o arquivo poesia2.txt aberto.</text:p>
      <text:p text:style-name="P9"/>
      <text:p text:style-name="P11">7) <text:span text:style-name="T7">Com o arquivo poesia2.txt aberto no vim , salve o arquivo sem sair do VIM.</text:span></text:p>
      <text:p text:style-name="P10"/>
      <text:p text:style-name="P12">8) <text:span text:style-name="T7">Com o arquivo poesia2.txt aberto no vim salve forçadamente este arquivo com o mesmo nome só que no diretório /tmp.</text:span></text:p>
      <text:p text:style-name="P12"/>
      <text:p text:style-name="P13">9) <text:span text:style-name="T8">Execute o comando ls no VIM <text:s/>com o arquivo poesia2.txt aberto.</text:span></text:p>
      <text:p text:style-name="P13"/>
      <text:p text:style-name="P14">10) <text:span text:style-name="T7">Com o arquivo poesia2.txt aberto, s</text:span>air sem gravar do editor VIM.</text:p>
      <text:p text:style-name="P17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06-04T21:33:28.118676747</meta:creation-date>
    <dc:date>2021-04-11T18:55:01.420216701</dc:date>
    <meta:editing-duration>PT42M57S</meta:editing-duration>
    <meta:editing-cycles>69</meta:editing-cycles>
    <meta:generator>LibreOffice/7.1.1.2$Linux_X86_64 LibreOffice_project/10$Build-2</meta:generator>
    <meta:document-statistic meta:table-count="0" meta:image-count="0" meta:object-count="0" meta:page-count="1" meta:paragraph-count="13" meta:word-count="174" meta:character-count="993" meta:non-whitespace-character-count="828"/>
  </office:meta>
</office:document-meta>
</file>